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Ubuntu Mono" svg:font-family="'Ubuntu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ccanthis ADF Std No3" svg:font-family="'Accanthis ADF Std No3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fo:font-size="20pt" style:text-underline-style="solid" style:text-underline-width="auto" style:text-underline-color="font-color" fo:font-weight="bold" officeooo:rsid="0018eaee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fo:font-size="20pt" style:text-underline-style="none" fo:font-weight="bold" officeooo:rsid="008f687e" officeooo:paragraph-rsid="008b2c29" style:font-size-asian="17.5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fo:font-size="20pt" style:text-underline-style="none" fo:font-weight="normal" officeooo:rsid="009750d0" officeooo:paragraph-rsid="009750d0" style:font-size-asian="20pt" style:font-weight-asian="normal" style:font-size-complex="20pt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000000" style:font-name="Accanthis ADF Std No3" fo:font-size="50pt" style:text-underline-style="solid" style:text-underline-width="auto" style:text-underline-color="font-color" style:font-size-asian="50pt" style:font-size-complex="50pt"/>
    </style:style>
    <style:style style:name="P5" style:family="paragraph" style:parent-style-name="Standard">
      <style:paragraph-properties fo:text-align="start" style:justify-single-word="false"/>
      <style:text-properties fo:color="#000000" style:text-line-through-style="none" style:text-line-through-type="none" fo:font-size="30pt" style:text-underline-style="solid" style:text-underline-width="auto" style:text-underline-color="font-color" fo:font-weight="bold" officeooo:rsid="0018eaee" officeooo:paragraph-rsid="008b2c29" style:font-size-asian="30pt" style:font-weight-asian="bold" style:font-size-complex="30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style:text-line-through-style="none" style:text-line-through-type="none" fo:font-size="13pt" style:text-underline-style="none" fo:font-weight="normal" officeooo:rsid="00922a3f" officeooo:paragraph-rsid="00909658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style:text-line-through-style="none" style:text-line-through-type="none" fo:font-size="13pt" style:text-underline-style="none" fo:font-weight="bold" officeooo:rsid="009b5792" officeooo:paragraph-rsid="009b5792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style:text-line-through-style="none" style:text-line-through-type="none" fo:font-size="20pt" style:text-underline-style="none" fo:font-weight="normal" officeooo:rsid="009b5792" officeooo:paragraph-rsid="009cee88" style:font-size-asian="17.5pt" style:font-weight-asian="normal" style:font-size-complex="20pt" style:font-weight-complex="normal"/>
    </style:style>
    <style:style style:name="P9" style:family="paragraph" style:parent-style-name="Standard">
      <style:paragraph-properties fo:text-align="start" style:justify-single-word="false"/>
      <style:text-properties officeooo:paragraph-rsid="009750d0"/>
    </style:style>
    <style:style style:name="P10" style:family="paragraph" style:parent-style-name="Standard">
      <style:paragraph-properties fo:text-align="start" style:justify-single-word="false"/>
      <style:text-properties fo:font-size="20pt" fo:font-weight="bold" officeooo:rsid="009750d0" officeooo:paragraph-rsid="009750d0" style:font-size-asian="20pt" style:font-weight-asian="bold" style:font-size-complex="20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20pt" fo:font-weight="normal" officeooo:paragraph-rsid="008b2c29" style:font-size-asian="20pt" style:font-weight-asian="normal" style:font-size-complex="20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20pt" fo:font-weight="normal" officeooo:rsid="009750d0" officeooo:paragraph-rsid="009750d0" style:font-size-asian="20pt" style:font-weight-asian="normal" style:font-size-complex="20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20pt" fo:font-weight="normal" officeooo:rsid="009750d0" officeooo:paragraph-rsid="009b5792" style:font-size-asian="20pt" style:font-weight-asian="normal" style:font-size-complex="20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88fb4e" officeooo:paragraph-rsid="009750d0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9750d0" officeooo:paragraph-rsid="009750d0" style:font-size-asian="12pt" style:font-weight-asian="normal" style:font-size-complex="12pt" style:font-weight-complex="normal"/>
    </style:style>
    <style:style style:name="P16" style:family="paragraph" style:parent-style-name="Preformatted_20_Text">
      <style:paragraph-properties fo:text-align="start" style:justify-single-word="false"/>
      <style:text-properties style:font-name="Ubuntu Mono" fo:font-size="12pt" fo:font-weight="bold" officeooo:rsid="009750d0" officeooo:paragraph-rsid="009750d0" style:font-size-asian="12pt" style:font-weight-asian="bold" style:font-size-complex="12pt" style:font-weight-complex="bold" loext:padding="0cm" loext:border="none"/>
    </style:style>
    <style:style style:name="P17" style:family="paragraph" style:parent-style-name="Preformatted_20_Text">
      <style:paragraph-properties fo:text-align="start" style:justify-single-word="false"/>
      <style:text-properties fo:color="#000000" style:font-name="Ubuntu Mono" fo:font-size="13pt" style:text-underline-style="none" fo:font-weight="bold" officeooo:rsid="0087f743" officeooo:paragraph-rsid="009750d0" style:font-size-asian="13pt" style:font-weight-asian="bold" style:font-size-complex="13pt" style:font-weight-complex="bold" loext:padding="0cm" loext:border="none"/>
    </style:style>
    <style:style style:name="P18" style:family="paragraph" style:parent-style-name="Preformatted_20_Text">
      <style:paragraph-properties fo:margin-top="0cm" fo:margin-bottom="0cm" loext:contextual-spacing="false" fo:padding="0cm" fo:border="none"/>
      <style:text-properties style:font-name="Ubuntu Mono" fo:font-size="13pt" fo:font-weight="bold" style:font-size-asian="13pt" style:font-weight-asian="bold" style:font-size-complex="13pt" style:font-weight-complex="bold" loext:padding="0cm" loext:border="none"/>
    </style:style>
    <style:style style:name="P19" style:family="paragraph" style:parent-style-name="Preformatted_20_Text">
      <style:paragraph-properties fo:margin-top="0cm" fo:margin-bottom="0cm" loext:contextual-spacing="false" fo:padding="0cm" fo:border="none"/>
      <style:text-properties style:font-name="Ubuntu Mono" fo:font-size="13pt" fo:font-weight="bold" officeooo:paragraph-rsid="009750d0" style:font-size-asian="13pt" style:font-weight-asian="bold" style:font-size-complex="13pt" style:font-weight-complex="bold" loext:padding="0cm" loext:border="none"/>
    </style:style>
    <style:style style:name="P20" style:family="paragraph" style:parent-style-name="Preformatted_20_Text">
      <style:paragraph-properties fo:margin-top="0cm" fo:margin-bottom="0cm" loext:contextual-spacing="false" fo:padding="0cm" fo:border="none"/>
      <style:text-properties style:font-name="Ubuntu Mono" fo:font-size="12pt" fo:font-weight="bold" style:font-size-asian="12pt" style:font-weight-asian="bold" style:font-size-complex="12pt" style:font-weight-complex="bold" loext:padding="0cm" loext:border="none"/>
    </style:style>
    <style:style style:name="P21" style:family="paragraph" style:parent-style-name="Preformatted_20_Text">
      <style:paragraph-properties fo:margin-top="0cm" fo:margin-bottom="0cm" loext:contextual-spacing="false" fo:padding="0cm" fo:border="none"/>
      <style:text-properties fo:font-size="12pt" fo:font-weight="bold" style:font-size-asian="12pt" style:font-weight-asian="bold" style:font-size-complex="12pt" style:font-weight-complex="bold" loext:padding="0cm" loext:border="none"/>
    </style:style>
    <style:style style:name="P22" style:family="paragraph" style:parent-style-name="Standard" style:list-style-name="L1">
      <style:paragraph-properties fo:text-align="start" style:justify-single-word="false"/>
      <style:text-properties fo:font-size="30pt" style:text-underline-style="solid" style:text-underline-width="auto" style:text-underline-color="font-color" officeooo:paragraph-rsid="0018eaee" style:font-size-asian="30pt" style:font-size-complex="30pt"/>
    </style:style>
    <style:style style:name="P23" style:family="paragraph" style:parent-style-name="Standard" style:list-style-name="L1">
      <style:paragraph-properties fo:text-align="start" style:justify-single-word="false"/>
      <style:text-properties fo:font-size="30pt" style:text-underline-style="solid" style:text-underline-width="auto" style:text-underline-color="font-color" fo:font-weight="normal" officeooo:rsid="0088fb4e" officeooo:paragraph-rsid="008b2c29" style:font-size-asian="30pt" style:font-weight-asian="normal" style:font-size-complex="30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size="20pt" style:text-underline-style="none" fo:font-weight="normal" officeooo:rsid="00878d8a" officeooo:paragraph-rsid="0018eaee" style:font-size-asian="17.5pt" style:font-weight-asian="normal" style:font-size-complex="20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size="20pt" style:text-underline-style="none" fo:font-weight="normal" officeooo:rsid="009750d0" officeooo:paragraph-rsid="009750d0" style:font-size-asian="17.5pt" style:font-weight-asian="normal" style:font-size-complex="20pt" style:font-weight-complex="normal"/>
    </style:style>
    <style:style style:name="P26" style:family="paragraph" style:parent-style-name="Standard">
      <style:paragraph-properties fo:text-align="center" style:justify-single-word="false"/>
      <style:text-properties fo:color="#000000" fo:font-size="20pt" style:text-underline-style="none" fo:font-weight="bold" officeooo:rsid="009750d0" officeooo:paragraph-rsid="009750d0" style:font-size-asian="20pt" style:font-weight-asian="bold" style:font-size-complex="20pt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000000" fo:font-size="30pt" style:text-underline-style="solid" style:text-underline-width="auto" style:text-underline-color="font-color" fo:font-weight="bold" officeooo:rsid="008b2c29" officeooo:paragraph-rsid="008b2c29" style:font-size-asian="30pt" style:font-weight-asian="bold" style:font-size-complex="30pt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000000" style:text-line-through-style="none" style:text-line-through-type="none" fo:font-size="20pt" style:text-underline-style="none" fo:font-weight="bold" officeooo:rsid="009750d0" officeooo:paragraph-rsid="009cee88" style:font-size-asian="20pt" style:font-weight-asian="bold" style:font-size-complex="20pt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000000" style:text-line-through-style="none" style:text-line-through-type="none" fo:font-size="20pt" style:text-underline-style="none" fo:font-weight="bold" officeooo:rsid="009750d0" officeooo:paragraph-rsid="009b5792" style:font-size-asian="20pt" style:font-weight-asian="bold" style:font-size-complex="20pt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000000" style:text-line-through-style="none" style:text-line-through-type="none" fo:font-size="20pt" style:text-underline-style="none" fo:font-weight="normal" officeooo:rsid="00878d8a" officeooo:paragraph-rsid="009cee88" style:font-size-asian="17.5pt" style:font-weight-asian="normal" style:font-size-complex="20pt" style:font-weight-complex="normal"/>
    </style:style>
    <style:style style:name="P31" style:family="paragraph" style:parent-style-name="Standard">
      <style:paragraph-properties fo:text-align="center" style:justify-single-word="false"/>
      <style:text-properties fo:font-size="20pt" fo:font-weight="bold" officeooo:paragraph-rsid="008b2c29" style:font-size-asian="20pt" style:font-weight-asian="bold" style:font-size-complex="20pt" style:font-weight-complex="bold"/>
    </style:style>
    <style:style style:name="P32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fo:font-size="30pt" style:text-underline-style="solid" style:text-underline-width="auto" style:text-underline-color="font-color" fo:font-weight="normal" officeooo:rsid="0088fb4e" officeooo:paragraph-rsid="00909658" style:font-size-asian="30pt" style:font-weight-asian="normal" style:font-size-complex="30pt" style:font-weight-complex="normal"/>
    </style:style>
    <style:style style:name="P33" style:family="paragraph" style:parent-style-name="Preformatted_20_Text">
      <style:paragraph-properties fo:text-align="start" style:justify-single-word="false"/>
      <style:text-properties fo:color="#000000" style:text-line-through-style="none" style:text-line-through-type="none" style:font-name="Ubuntu Mono" fo:font-size="13pt" style:text-underline-style="none" fo:font-weight="bold" officeooo:rsid="009750d0" officeooo:paragraph-rsid="009b5792" style:font-size-asian="13pt" style:font-weight-asian="bold" style:font-size-complex="13pt" style:font-weight-complex="bold" loext:padding="0cm" loext:border="none"/>
    </style:style>
    <style:style style:name="T1" style:family="text">
      <style:text-properties fo:color="#000000" fo:font-size="20pt" style:text-underline-style="none" fo:font-weight="normal" officeooo:rsid="00878d8a" style:font-size-asian="17.5pt" style:font-weight-asian="normal" style:font-size-complex="20pt" style:font-weight-complex="normal"/>
    </style:style>
    <style:style style:name="T2" style:family="text">
      <style:text-properties fo:color="#000000" fo:font-size="20pt" style:text-underline-style="none" fo:font-weight="normal" officeooo:rsid="009750d0" style:font-size-asian="17.5pt" style:font-weight-asian="normal" style:font-size-complex="20pt" style:font-weight-complex="normal"/>
    </style:style>
    <style:style style:name="T3" style:family="text">
      <style:text-properties fo:color="#000000" style:text-underline-style="none" officeooo:rsid="0018eaee"/>
    </style:style>
    <style:style style:name="T4" style:family="text">
      <style:text-properties fo:color="#000000" style:text-underline-style="none" fo:font-weight="bold" style:font-weight-asian="bold" style:font-weight-complex="bold"/>
    </style:style>
    <style:style style:name="T5" style:family="text">
      <style:text-properties fo:color="#000000" style:text-underline-style="none" fo:font-weight="bold" officeooo:rsid="0018eaee" style:font-weight-asian="bold" style:font-weight-complex="bold"/>
    </style:style>
    <style:style style:name="T6" style:family="text">
      <style:text-properties fo:color="#000000" style:text-underline-style="none" fo:font-weight="bold" officeooo:rsid="009b5792" style:font-weight-asian="bold" style:font-weight-complex="bold"/>
    </style:style>
    <style:style style:name="T7" style:family="text">
      <style:text-properties fo:color="#000000" style:text-underline-style="none" officeooo:rsid="008f687e"/>
    </style:style>
    <style:style style:name="T8" style:family="text">
      <style:text-properties fo:color="#000000" style:text-underline-style="none" style:font-size-asian="17.5pt"/>
    </style:style>
    <style:style style:name="T9" style:family="text">
      <style:text-properties fo:color="#000000" style:text-underline-style="none" officeooo:rsid="00878d8a" style:font-size-asian="17.5pt"/>
    </style:style>
    <style:style style:name="T10" style:family="text">
      <style:text-properties fo:color="#000000" officeooo:rsid="0018eaee"/>
    </style:style>
    <style:style style:name="T11" style:family="text">
      <style:text-properties fo:color="#000000" fo:font-weight="bold" officeooo:rsid="0018eaee" style:font-weight-asian="bold" style:font-weight-complex="bold"/>
    </style:style>
    <style:style style:name="T12" style:family="text">
      <style:text-properties fo:color="#000000" fo:font-weight="bold" officeooo:rsid="008b2c29" style:font-weight-asian="bold" style:font-weight-complex="bold"/>
    </style:style>
    <style:style style:name="T13" style:family="text">
      <style:text-properties fo:color="#000000" fo:font-weight="bold" officeooo:rsid="00909658" style:font-weight-asian="bold" style:font-weight-complex="bold"/>
    </style:style>
    <style:style style:name="T14" style:family="text">
      <style:text-properties fo:color="#000000" style:text-position="sub 58%" style:text-underline-style="none" style:font-size-asian="17.5pt"/>
    </style:style>
    <style:style style:name="T15" style:family="text">
      <style:text-properties officeooo:rsid="009750d0"/>
    </style:style>
    <style:style style:name="T16" style:family="text">
      <style:text-properties style:text-position="sub 58%"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9750d0" style:font-weight-asian="bold" style:font-weight-complex="bold"/>
    </style:style>
    <style:style style:name="T19" style:family="text">
      <style:text-properties fo:font-weight="bold" officeooo:rsid="009750d0" style:font-size-asian="20pt" style:font-weight-asian="bold" style:font-weight-complex="bold"/>
    </style:style>
    <style:style style:name="T20" style:family="text">
      <style:text-properties style:font-size-asian="20pt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AB 0<text:span text:style-name="T15">8</text:span></text:p>
      <text:p text:style-name="P1"/>
      <text:list xml:id="list3232902099302171287" text:style-name="L1">
        <text:list-item>
          <text:p text:style-name="P22"><text:span text:style-name="T3"><text:s/></text:span><text:span text:style-name="T10">Question </text:span><text:span text:style-name="T11">1</text:span></text:p>
        </text:list-item>
      </text:list>
      <text:p text:style-name="P24"/>
      <text:p text:style-name="P24"/>
      <text:p text:style-name="P24"/>
      <text:p text:style-name="P9"><text:span text:style-name="T1">F</text:span><text:span text:style-name="T2">ollowing values were obtained in one of the sample run of the program to estimate I :</text:span></text:p>
      <text:p text:style-name="P25"/>
      <text:p text:style-name="P25"/>
      <text:p text:style-name="P25"/>
      <text:p text:style-name="P26">I = E(exp(√ U))</text:p>
      <text:p text:style-name="P25"/>
      <text:p text:style-name="P25"/>
      <text:p text:style-name="P25"/>
      <text:p text:style-name="P25"/>
      <text:p text:style-name="P17"><text:bookmark text:name="rstudio_console_output"/><text:span text:style-name="T15">T</text:span>he 95% confidence interval for M = <text:s/>100 <text:s/>is ( 1.99991 , 2.000316 ) </text:p>
      <text:p text:style-name="P18">The estimated mean of I is <text:s/>2.02655 <text:s/></text:p>
      <text:p text:style-name="P18"/>
      <text:p text:style-name="P19">The 95% confidence interval for M = <text:s/>1000 <text:s/>is ( 1.99991 , 2.000316 ) </text:p>
      <text:p text:style-name="P18">The estimated mean of I is <text:s/>1.994623 <text:s/></text:p>
      <text:p text:style-name="P18"/>
      <text:p text:style-name="P18">The 95% confidence interval for M = <text:s/>10000 <text:s/>is ( 1.99991 , 2.000316 ) </text:p>
      <text:p text:style-name="P18">The estimated mean of I is <text:s/>1.99753 <text:s/></text:p>
      <text:p text:style-name="P18"/>
      <text:p text:style-name="P18">The 95% confidence interval for M = <text:s/>1e+05 <text:s/>is ( 1.99991 , 2.000316 ) </text:p>
      <text:p text:style-name="P18">The estimated mean of I is <text:s/>2.001461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list xml:id="list234343060302235" text:continue-numbering="true" text:style-name="L1">
        <text:list-item>
          <text:p text:style-name="P23"><text:soft-page-break/><text:span text:style-name="T3"><text:s/></text:span><text:span text:style-name="T10">Question </text:span><text:span text:style-name="T12">2</text:span></text:p>
        </text:list-item>
      </text:list>
      <text:p text:style-name="P27"/>
      <text:p text:style-name="P2"/>
      <text:p text:style-name="P3">Anthithetic Variable were used in the following way to increase the efficiency of estimator by decreasing variance :</text:p>
      <text:p text:style-name="P3"/>
      <text:p text:style-name="P3"/>
      <text:p text:style-name="P11"><text:span text:style-name="T7"><text:tab/></text:span><text:span text:style-name="T6">Y</text:span><text:span text:style-name="T17"> = </text:span><text:span text:style-name="T18">(</text:span><text:span text:style-name="T17">exp(√ U</text:span><text:span text:style-name="T16">i</text:span><text:span text:style-name="T17">) + exp(√ 1 − U</text:span><text:span text:style-name="T16">i</text:span><text:span text:style-name="T17">) </text:span><text:span text:style-name="T18">) / </text:span><text:span text:style-name="T17">2</text:span></text:p>
      <text:p text:style-name="P31"/>
      <text:p text:style-name="P31"/>
      <text:p text:style-name="P13"><text:span text:style-name="T9">F</text:span><text:span text:style-name="T8">ollowing values were obtained in one of the sample run of the program to estimate </text:span><text:span text:style-name="T4">I = E(exp(√ U))</text:span><text:span text:style-name="T14"> </text:span><text:s/>:</text:p>
      <text:p text:style-name="P12"/>
      <text:p text:style-name="P12"/>
      <text:p text:style-name="P12"/>
      <text:p text:style-name="P15"/>
      <text:p text:style-name="P16"><text:bookmark text:name="rstudio_console_output1"/>95% confidence interval for M = <text:s/>100 <text:s/>is ( 1.99991 , 2.000316 ). </text:p>
      <text:p text:style-name="P20">Var(Y1) = <text:s/>0.1836068 <text:s/>Var(Y) = <text:s/>0.001070836 <text:s/></text:p>
      <text:p text:style-name="P20">Variation reduction percentage from variance of (Y1)/2 is : <text:s/>98.83356 </text:p>
      <text:p text:style-name="P20">Variation reduction percentage from variance of Y1 is : <text:s/>99.41678 </text:p>
      <text:p text:style-name="P21"><text:s/></text:p>
      <text:p text:style-name="P20">95% confidence interval for M = <text:s/>1000 <text:s/>is ( 1.99991 , 2.000316 ). </text:p>
      <text:p text:style-name="P20">Var(Y1) = <text:s/>0.199652 <text:s/>Var(Y) = <text:s/>0.001090033 <text:s/></text:p>
      <text:p text:style-name="P20">Variation reduction percentage from variance of (Y1)/2 is : <text:s/>98.90807 </text:p>
      <text:p text:style-name="P20">Variation reduction percentage from variance of Y1 is : <text:s/>99.45403 </text:p>
      <text:p text:style-name="P21"><text:s/></text:p>
      <text:p text:style-name="P20">95% confidence interval for M = <text:s/>10000 <text:s/>is ( 1.99991 , 2.000316 ). </text:p>
      <text:p text:style-name="P20">Var(Y1) = <text:s/>0.1947 <text:s/>Var(Y) = <text:s/>0.001073072 <text:s/></text:p>
      <text:p text:style-name="P20">Variation reduction percentage from variance of (Y1)/2 is : <text:s/>98.89772 </text:p>
      <text:p text:style-name="P20">Variation reduction percentage from variance of Y1 is : <text:s/>99.44886 </text:p>
      <text:p text:style-name="P21"><text:s/></text:p>
      <text:p text:style-name="P20">95% confidence interval for M = <text:s/>1e+05 <text:s/>is ( 1.99991 , 2.000316 ). </text:p>
      <text:p text:style-name="P20">Var(Y1) = <text:s/>0.1953412 <text:s/>Var(Y) = <text:s/>0.001088484 <text:s/></text:p>
      <text:p text:style-name="P20">Variation reduction percentage from variance of (Y1)/2 is : <text:s/>98.88556 </text:p>
      <text:p text:style-name="P20">Variation reduction percentage from variance of Y1 is : <text:s/>99.44278</text:p>
      <text:p text:style-name="P10"/>
      <text:p text:style-name="P2"/>
      <text:p text:style-name="P2"/>
      <text:p text:style-name="P5"/>
      <text:list xml:id="list234342613089397" text:continue-numbering="true" text:style-name="L1">
        <text:list-item>
          <text:p text:style-name="P32"><text:soft-page-break/><text:span text:style-name="T5"><text:s/></text:span><text:span text:style-name="T10">Question </text:span><text:span text:style-name="T13">3</text:span></text:p>
        </text:list-item>
      </text:list>
      <text:p text:style-name="P6"/>
      <text:p text:style-name="P6"/>
      <text:p text:style-name="P6"/>
      <text:p text:style-name="P6"/>
      <text:p text:style-name="P8">Sqrt(U) is used as a control variable and efficiency of estimator used to estimate <text:span text:style-name="T19">I = E(exp(√ U)) </text:span><text:span text:style-name="T20">was improved by reducing the variance.</text:span><text:span text:style-name="T19"> </text:span></text:p>
      <text:p text:style-name="P28"/>
      <text:p text:style-name="P30">Following values were obtained in one of the sample run of the program to estimate </text:p>
      <text:p text:style-name="P29">I = E(exp(√ U)) :</text:p>
      <text:p text:style-name="P29"/>
      <text:p text:style-name="P29"/>
      <text:p text:style-name="P29"/>
      <text:p text:style-name="P29"/>
      <text:p text:style-name="P29"/>
      <text:p text:style-name="P33"><text:bookmark text:name="rstudio_console_output2"/>The 95% confidence interval for M = <text:s/>100 <text:s/>is ( 2.000831 , 2.001474 ) </text:p>
      <text:p text:style-name="P18">Original Variance = <text:s/>0.193989 <text:s/>Reduced Variance = <text:s/>0.002698865 <text:s/></text:p>
      <text:p text:style-name="P18">Variance Reduction Percentage = <text:s/>98.60875 </text:p>
      <text:p text:style-name="P18"/>
      <text:p text:style-name="P18">The 95% confidence interval for M = <text:s/>1000 <text:s/>is ( 2.000831 , 2.001474 ) </text:p>
      <text:p text:style-name="P18">Original Variance = <text:s/>0.193989 <text:s/>Reduced Variance = <text:s/>0.002698865 <text:s/></text:p>
      <text:p text:style-name="P18">Variance Reduction Percentage = <text:s/>98.60875 </text:p>
      <text:p text:style-name="P18"/>
      <text:p text:style-name="P18">The 95% confidence interval for M = <text:s/>10000 <text:s/>is ( 2.000831 , 2.001474 ) </text:p>
      <text:p text:style-name="P18">Original Variance = <text:s/>0.193989 <text:s/>Reduced Variance = <text:s/>0.002698865 <text:s/></text:p>
      <text:p text:style-name="P18">Variance Reduction Percentage = <text:s/>98.60875 </text:p>
      <text:p text:style-name="P18"/>
      <text:p text:style-name="P18">The 95% confidence interval for M = <text:s/>1e+05 <text:s/>is ( 2.000831 , 2.001474 ) </text:p>
      <text:p text:style-name="P18">Original Variance = <text:s/>0.193989 <text:s/>Reduced Variance = <text:s/>0.002698865 <text:s/></text:p>
      <text:p text:style-name="P18">Variance Reduction Percentage = <text:s/>98.60875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Ubuntu Mono" svg:font-family="'Ubuntu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ccanthis ADF Std No3" svg:font-family="'Accanthis ADF Std No3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5T00:54:53.876010052</meta:creation-date>
    <dc:date>2018-03-19T23:40:42.563458951</dc:date>
    <meta:editing-duration>PT3H13M</meta:editing-duration>
    <meta:editing-cycles>61</meta:editing-cycles>
    <meta:generator>LibreOffice/5.1.6.2$Linux_X86_64 LibreOffice_project/10m0$Build-2</meta:generator>
    <meta:document-statistic meta:table-count="0" meta:image-count="0" meta:object-count="0" meta:page-count="3" meta:paragraph-count="51" meta:word-count="474" meta:character-count="2751" meta:non-whitespace-character-count="2210"/>
  </office:meta>
</office:document-meta>
</file>